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RDKit Book</text:p>
      <text:p text:style-name="Standard"/>
      <text:h text:style-name="Heading_20_1" text:outline-level="1">Table of Contents</text:h>
      <text:p text:style-name="Standard"/>
      <text:h text:style-name="Heading_20_1" text:outline-level="1">Python Wrapper</text:h>
      <text:p text:style-name="Text_20_body"/>
      <text:h text:style-name="Heading_20_1" text:outline-level="1">Misc Cheminformatics Topics</text:h>
      <text:h text:style-name="Heading_20_2" text:outline-level="2">Aromaticity</text:h>
      <text:p text:style-name="Standard"/>
      <text:h text:style-name="Heading_20_2" text:outline-level="2">Canonicalization</text:h>
      <text:p text:style-name="Standard"/>
      <text:h text:style-name="Heading_20_2" text:outline-level="2">Ring Findi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hapter_20_Title" style:display-name="Chapter Title" style:family="paragraph" style:parent-style-name="Standard"/>
    <style:style style:name="Numbering_20_Symbols" style:display-name="Numbering Symbols" style:family="text"/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2-08T06:00:51</meta:creation-date>
    <dc:date>2007-02-12T05:56:53</dc:date>
    <dc:language>en-US</dc:language>
    <meta:editing-cycles>3</meta:editing-cycles>
    <meta:editing-duration>P3DT23H5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5" meta:character-count="111"/>
  </office:meta>
</office:document-meta>
</file>